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ext-properties style:font-name="Calibri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ita589</text:p>
          </table:table-cell>
          <table:table-cell office:value-type="string">
            <text:p>Emily Adams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animorph</text:p>
          </table:table-cell>
          <table:table-cell office:value-type="string">
            <text:p>Hel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rad Baker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 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ightballbrad</text:p>
          </table:table-cell>
          <table:table-cell office:value-type="string">
            <text:p>Bradfo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office:value-type="string">
            <text:p>Felie</text:p>
          </table:table-cell>
          <table:table-cell office:value-type="string">
            <text:p>Felie Sal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ances</text:p>
          </table:table-cell>
          <table:table-cell office:value-type="string">
            <text:p>Frances Perry</text:p>
          </table:table-cell>
          <table:table-cell table:number-columns-repeated="1022"/>
        </table:table-row>
        <table:table-row table:style-name="ro1">
          <table:table-cell office:value-type="string">
            <text:p>Frank Marson</text:p>
          </table:table-cell>
          <table:table-cell office:value-type="string">
            <text:p>Frank Marson</text:p>
          </table:table-cell>
          <table:table-cell table:number-columns-repeated="1022"/>
        </table:table-row>
        <table:table-row table:style-name="ro1">
          <table:table-cell office:value-type="string">
            <text:p>Freddy bencomo</text:p>
          </table:table-cell>
          <table:table-cell office:value-type="string">
            <text:p>Freddy Bencomo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ago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40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ugh</text:p>
          </table:table-cell>
          <table:table-cell office:value-type="string">
            <text:p>Hugh Jenkins</text:p>
          </table:table-cell>
          <table:table-cell table:number-columns-repeated="1022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aso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e Medina</text:p>
          </table:table-cell>
          <table:table-cell table:number-columns-repeated="1022"/>
        </table:table-row>
        <table:table-row table:style-name="ro1">
          <table:table-cell office:value-type="string">
            <text:p>Joel talevi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2">
          <table:table-cell office:value-type="string">
            <text:p>Pascal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meha</text:p>
          </table:table-cell>
          <table:table-cell office:value-type="string">
            <text:p>Kameha Barnett</text:p>
          </table:table-cell>
          <table:table-cell table:number-columns-repeated="1022"/>
        </table:table-row>
        <table:table-row table:style-name="ro1">
          <table:table-cell office:value-type="string">
            <text:p>kathmchu</text:p>
          </table:table-cell>
          <table:table-cell office:value-type="string">
            <text:p>kathmch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98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eonard Perucho</text:p>
          </table:table-cell>
          <table:table-cell office:value-type="string">
            <text:p>Leonard Perucho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ore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</text:p>
          </table:table-cell>
          <table:table-cell office:value-type="string">
            <text:p>Shubham Jain</text:p>
          </table:table-cell>
          <table:table-cell table:number-columns-repeated="1022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47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ises</text:p>
          </table:table-cell>
          <table:table-cell table:style-name="ce1" office:value-type="string">
            <text:p>Moises Estrada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Alan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78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spool815</text:p>
          </table:table-cell>
          <table:table-cell office:value-type="string">
            <text:p>Mark Sorensen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86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kin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kino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lg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Omen</text:p>
          </table:table-cell>
          <table:table-cell office:value-type="string">
            <text:p>Damien Caponi</text:p>
          </table:table-cell>
          <table:table-cell table:number-columns-repeated="1022"/>
        </table:table-row>
        <table:table-row table:style-name="ro1">
          <table:table-cell office:value-type="string">
            <text:p>Kevin mclaughl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 (Rene)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auljmartinez</text:p>
          </table:table-cell>
          <table:table-cell office:value-type="string">
            <text:p>Paul Martinez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office:value-type="string">
            <text:p>perry</text:p>
          </table:table-cell>
          <table:table-cell office:value-type="string">
            <text:p>per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322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oolwhale</text:p>
          </table:table-cell>
          <table:table-cell office:value-type="string">
            <text:p>Wael Al-Sallami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Ramrez</text:p>
          </table:table-cell>
          <table:table-cell office:value-type="string">
            <text:p>Robert Ramirez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n Mares</text:p>
          </table:table-cell>
          <table:table-cell office:value-type="string">
            <text:p>Ron Mar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ing zhou</text:p>
          </table:table-cell>
          <table:table-cell office:value-type="string">
            <text:p>Sing Zhou</text:p>
          </table:table-cell>
          <table:table-cell table:number-columns-repeated="1022"/>
        </table:table-row>
        <table:table-row table:style-name="ro1">
          <table:table-cell office:value-type="string">
            <text:p>Slick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atGuy</text:p>
          </table:table-cell>
          <table:table-cell office:value-type="string">
            <text:p>ThatGu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heTomm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423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437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lerie</text:p>
          </table:table-cell>
          <table:table-cell office:value-type="string">
            <text:p>Valeria Russell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52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ROR</text:p>
          </table:table-cell>
          <table:table-cell office:value-type="string">
            <text:p>Ro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Howard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6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1/29/2020</text:date>, <text:time>21:2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0-01-29T21:23:11</dc:date>
    <dc:creator>Skip Perry</dc:creator>
    <meta:editing-duration>P1DT10H21M39S</meta:editing-duration>
    <meta:editing-cycles>463</meta:editing-cycles>
    <meta:document-statistic meta:table-count="1" meta:cell-count="993" meta:object-count="0"/>
  </office:meta>
</office:document-meta>
</file>